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Тестирование установки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тестирование документаци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тестирование документации на отсутствие ошибок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тестирование документации на полноту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Тестирование приложения на ошибки в UI</text:p>
          </table:table-cell>
          <table:table-cell/>
        </table:table-row>
        <table:table-row table:style-name="ro1">
          <table:table-cell office:value-type="string" calcext:value-type="string">
            <text:p>изменения показаний при совершении операций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4:29:29.809778988</meta:creation-date>
    <dc:date>2018-12-12T15:19:01.986952754</dc:date>
    <meta:editing-duration>PT18M42S</meta:editing-duration>
    <meta:editing-cycles>1</meta:editing-cycles>
    <meta:document-statistic meta:table-count="1" meta:cell-count="7" meta:object-count="0"/>
    <meta:generator>LibreOffice/5.1.6.2$Linux_X86_64 LibreOffice_project/10m0$Build-2</meta:generator>
  </office:meta>
</office:document-meta>
</file>